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90000007FFB2DDD1CB318C2B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style:vertical-align="middle" fo:background-color="#9fc3e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9fc3e9" fo:padding="0.097cm" fo:border="0.05pt solid #000000">
        <style:background-image/>
      </style:table-cell-properties>
    </style:style>
    <style:style style:name="Tabla2.B2" style:family="table-cell">
      <style:table-cell-properties style:vertical-align="middle" fo:background-color="#9fc3e9" fo:padding="0.097cm" fo:border-left="0.05pt solid #000000" fo:border-right="none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C4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D4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C5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D5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C6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D6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C7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D7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C8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D8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C9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D9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C10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a2.D10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background-color="#9fc3e9" fo:padding="0.097cm" fo:border-left="0.05pt solid #000000" fo:border-right="none" fo:border-top="none" fo:border-bottom="0.05pt solid #000000">
        <style:background-image/>
      </style:table-cell-properties>
    </style:style>
    <style:style style:name="Tabla2.B11" style:family="table-cell" style:data-style-name="N10104">
      <style:table-cell-properties fo:background-color="#9fc3e9" fo:padding="0.097cm" fo:border-left="0.05pt solid #000000" fo:border-right="none" fo:border-top="none" fo:border-bottom="0.05pt solid #000000">
        <style:background-image/>
      </style:table-cell-properties>
    </style:style>
    <style:style style:name="Tabla2.C11" style:family="table-cell" style:data-style-name="N10104">
      <style:table-cell-properties fo:background-color="#9fc3e9" fo:padding="0.097cm" fo:border-left="0.05pt solid #000000" fo:border-right="none" fo:border-top="none" fo:border-bottom="0.05pt solid #000000">
        <style:background-image/>
      </style:table-cell-properties>
    </style:style>
    <style:style style:name="Tabla2.D11" style:family="table-cell" style:data-style-name="N10104">
      <style:table-cell-properties fo:background-color="#9fc3e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1pt" fo:font-weight="bold" officeooo:rsid="00161ccf" officeooo:paragraph-rsid="0011902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ans" fo:font-size="11pt" fo:font-weight="bold" officeooo:rsid="00119021" officeooo:paragraph-rsid="00119021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1pt" fo:font-weight="bold" officeooo:rsid="00119021" officeooo:paragraph-rsid="00119021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1pt" fo:font-weight="bold" officeooo:rsid="00224e3d" officeooo:paragraph-rsid="00119021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1pt" fo:font-weight="bold" officeooo:rsid="0014b6b1" officeooo:paragraph-rsid="0014b6b1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1pt" fo:font-weight="normal" officeooo:rsid="00119021" officeooo:paragraph-rsid="00119021" style:font-size-asian="11pt" style:font-weight-asian="normal" style:font-size-complex="11pt" style:font-weight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Liberation Sans" fo:font-size="11pt" fo:font-weight="normal" officeooo:rsid="00119021" officeooo:paragraph-rsid="00119021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Liberation Sans" fo:font-size="11pt" fo:font-weight="normal" officeooo:rsid="00119021" officeooo:paragraph-rsid="0011902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1pt" fo:font-weight="normal" officeooo:rsid="00224e3d" officeooo:paragraph-rsid="00119021" style:font-size-asian="11pt" style:font-weight-asian="normal" style:font-size-complex="11pt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style:font-name="Liberation Sans" fo:font-size="11pt" fo:font-weight="normal" officeooo:rsid="001349a3" officeooo:paragraph-rsid="0014b6b1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3pt" fo:font-weight="bold" officeooo:rsid="00161ccf" officeooo:paragraph-rsid="0011902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3pt" fo:font-weight="bold" officeooo:rsid="00119021" officeooo:paragraph-rsid="00119021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paragraph-rsid="00119021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24e3d" officeooo:paragraph-rsid="00119021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bold" officeooo:rsid="00119021" officeooo:paragraph-rsid="00119021" style:font-weight-asian="bold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119021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9f54b" officeooo:paragraph-rsid="0011902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1pt" officeooo:rsid="0019f54b" officeooo:paragraph-rsid="00119021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3pt" fo:font-weight="bold" officeooo:rsid="00119021" officeooo:paragraph-rsid="00119021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1pt" officeooo:rsid="000fd3cd" officeooo:paragraph-rsid="000fd3c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1pt" officeooo:rsid="00119021" officeooo:paragraph-rsid="00119021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0fd3cd" officeooo:paragraph-rsid="000fd3c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officeooo:paragraph-rsid="00119021"/>
    </style:style>
    <style:style style:name="P25" style:family="paragraph" style:parent-style-name="Table_20_Contents">
      <style:paragraph-properties fo:text-align="end" style:justify-single-word="false"/>
      <style:text-properties style:font-name="Liberation Sans" fo:font-weight="bold" officeooo:rsid="00119021" officeooo:paragraph-rsid="00119021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ans" fo:font-style="italic" officeooo:rsid="00119021" officeooo:paragraph-rsid="00119021" style:font-style-asian="italic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style:font-name="Liberation Sans" fo:font-style="normal" officeooo:rsid="00119021" officeooo:paragraph-rsid="00119021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19f54b" officeooo:paragraph-rsid="00119021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solid" draw:fill-color="#9fc3e9" draw:opacity="100%"/>
      <style:paragraph-properties fo:text-align="center" style:justify-single-word="false" fo:background-color="#9fc3e9"/>
      <style:text-properties style:font-name="Liberation Sans" fo:font-size="11pt" fo:font-weight="bold" officeooo:rsid="0019f54b" officeooo:paragraph-rsid="00119021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032e761" officeooo:paragraph-rsid="00119021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fo:font-size="11pt" officeooo:rsid="002e5f8c" officeooo:paragraph-rsid="00119021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1pt" officeooo:rsid="0019f54b" officeooo:paragraph-rsid="00119021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ans" fo:font-size="11pt" officeooo:rsid="0019f54b" officeooo:paragraph-rsid="00119021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ans" fo:font-size="11pt" officeooo:rsid="0032e761" officeooo:paragraph-rsid="00119021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1pt" officeooo:rsid="0032e761" officeooo:paragraph-rsid="00119021" style:font-size-asian="11pt" style:font-size-complex="11pt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weight="normal" officeooo:rsid="00119021" officeooo:paragraph-rsid="00119021" style:font-weight-asian="normal" style:font-weight-complex="normal"/>
    </style:style>
    <style:style style:name="P37" style:family="paragraph" style:parent-style-name="Header">
      <style:text-properties officeooo:paragraph-rsid="00119021"/>
    </style:style>
    <style:style style:name="P38" style:family="paragraph" style:parent-style-name="Footer">
      <style:text-properties style:font-name="Liberation Sans" fo:font-size="11pt" officeooo:rsid="00119021" officeooo:paragraph-rsid="00119021" style:font-size-asian="11pt" style:font-size-complex="11pt"/>
    </style:style>
    <style:style style:name="T1" style:family="text">
      <style:text-properties officeooo:rsid="0011902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1ccf" style:font-weight-asian="normal" style:font-weight-complex="normal"/>
    </style:style>
    <style:style style:name="T4" style:family="text">
      <style:text-properties style:font-name="Liberation Sans" fo:font-size="11pt" fo:font-weight="bold" officeooo:rsid="00161ccf" style:font-size-asian="11pt" style:font-weight-asian="bold" style:font-size-complex="11pt" style:font-weight-complex="bold"/>
    </style:style>
    <style:style style:name="T5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Liberation Sans" fo:font-size="11pt" fo:font-weight="normal" officeooo:rsid="001cc9ca" style:font-size-asian="11pt" style:font-weight-asian="normal" style:font-size-complex="11pt" style:font-weight-complex="normal"/>
    </style:style>
    <style:style style:name="T7" style:family="text">
      <style:text-properties style:font-name="Liberation Sans" fo:font-size="11pt" fo:font-weight="normal" officeooo:rsid="00161ccf" style:font-size-asian="11pt" style:font-weight-asian="normal" style:font-size-complex="11pt" style:font-weight-complex="normal"/>
    </style:style>
    <style:style style:name="T8" style:family="text">
      <style:text-properties style:font-name="Liberation Sans" fo:font-size="11pt" fo:font-weight="normal" officeooo:rsid="0023228f" style:font-size-asian="11pt" style:font-weight-asian="normal" style:font-size-complex="11pt" style:font-weight-complex="normal"/>
    </style:style>
    <style:style style:name="T9" style:family="text">
      <style:text-properties style:font-name="Liberation Sans" fo:font-size="11pt" fo:font-weight="normal" officeooo:rsid="00119021" style:font-size-asian="11pt" style:font-weight-asian="normal" style:font-size-complex="11pt" style:font-weight-complex="normal"/>
    </style:style>
    <style:style style:name="T10" style:family="text">
      <style:text-properties style:font-name="Liberation Sans" fo:font-size="11pt" style:font-size-asian="11pt" style:font-size-complex="11pt"/>
    </style:style>
    <style:style style:name="T11" style:family="text">
      <style:text-properties style:font-name="Liberation Sans" fo:font-size="11pt" officeooo:rsid="001cc9ca" style:font-size-asian="11pt" style:font-size-complex="11pt"/>
    </style:style>
    <style:style style:name="T12" style:family="text">
      <style:text-properties style:font-name-complex="Arial1"/>
    </style:style>
    <style:style style:name="T13" style:family="text">
      <style:text-properties officeooo:rsid="002e5f8c"/>
    </style:style>
    <style:style style:name="T14" style:family="text">
      <style:text-properties officeooo:rsid="0032e761"/>
    </style:style>
    <style:style style:name="T15" style:family="text">
      <style:text-properties officeooo:rsid="00130171"/>
    </style:style>
    <style:style style:name="T16" style:family="text">
      <style:text-properties officeooo:rsid="0014b6b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1.318cm, 0cm, 1.17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currency-style style:name="N10104P0" style:volatile="true" number:language="es" number:country="CO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formación del proyecto</text:p>
      <text:list xml:id="list3969269652" text:style-name="L1">
        <text:list-header>
          <text:p text:style-name="P17"><text:span text:style-name="T4"/></text:p>
        </text:list-header>
        <text:list-item>
          <text:p text:style-name="P17"><text:span text:style-name="T4">Nombre <text:s/>del proyecto: </text:span><text:span text:style-name="T6">Gastronomía <text:s/>Popayán.</text:span></text:p>
        </text:list-item>
        <text:list-item>
          <text:p text:style-name="P16"><text:span text:style-name="T11">N</text:span><text:span text:style-name="T10">ombre de la empresa: </text:span><text:span text:style-name="T5">EasySoft.</text:span></text:p>
        </text:list-item>
        <text:list-item>
          <text:p text:style-name="P17"><text:span text:style-name="T4">Fecha de inicio: </text:span><text:span text:style-name="T7">Lunes, 6 de Marzo del 2017.</text:span></text:p>
        </text:list-item>
        <text:list-item>
          <text:p text:style-name="P17"><text:span text:style-name="T4">Duración estimada (semanas): </text:span><text:span text:style-name="T7">16 Semanas.</text:span></text:p>
        </text:list-item>
        <text:list-item>
          <text:p text:style-name="P17"><text:span text:style-name="T4">Fecha de terminación estimada: </text:span><text:span text:style-name="T9">Miércoles</text:span><text:span text:style-name="T7">, </text:span><text:span text:style-name="T8">31</text:span><text:span text:style-name="T7"> de </text:span><text:span text:style-name="T8">Mayo</text:span><text:span text:style-name="T7"> del 2017.</text:span></text:p>
        </text:list-item>
        <text:list-item>
          <text:p text:style-name="P16"><text:span text:style-name="T10">Gerente general: </text:span><text:span text:style-name="T5">Miguel Angel Niño Zambrano.</text:span><text:span text:style-name="T10"> </text:span></text:p>
        </text:list-item>
      </text:list>
      <text:p text:style-name="P2"><text:span text:style-name="T3"/></text:p>
      <text:p text:style-name="P2"><text:span text:style-name="T3"/></text:p>
      <text:p text:style-name="P12"><text:span text:style-name="T1">Integrantes de la empresa</text:span></text:p>
      <text:p text:style-name="P2"/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3">Integrantes</text:p>
          </table:table-cell>
          <table:table-cell table:style-name="Tabla1.A1" office:value-type="string">
            <text:p text:style-name="P23">Función que desempeña</text:p>
          </table:table-cell>
        </table:table-row>
        <table:table-row>
          <table:table-cell table:style-name="Tabla1.A1" office:value-type="string">
            <text:p text:style-name="P21">Paola Alexandra <text:span text:style-name="T1">Pino Malez</text:span></text:p>
          </table:table-cell>
          <table:table-cell table:style-name="Tabla1.A1" office:value-type="string">
            <text:p text:style-name="P22">Líder </text:p>
          </table:table-cell>
        </table:table-row>
        <table:table-row>
          <table:table-cell table:style-name="Tabla1.A1" office:value-type="string">
            <text:p text:style-name="P22">Santiago Alejandro Pérez Solarte</text:p>
          </table:table-cell>
          <table:table-cell table:style-name="Tabla1.A1" office:value-type="string">
            <text:p text:style-name="P22">Secretario/Moderador</text:p>
          </table:table-cell>
        </table:table-row>
        <table:table-row>
          <table:table-cell table:style-name="Tabla1.A1" office:value-type="string">
            <text:p text:style-name="P22">Eduardo Prado Cañar</text:p>
          </table:table-cell>
          <table:table-cell table:style-name="Tabla1.A1" office:value-type="string">
            <text:p text:style-name="P22">Interventor</text:p>
          </table:table-cell>
        </table:table-row>
        <table:table-row>
          <table:table-cell table:style-name="Tabla1.A1" office:value-type="string">
            <text:p text:style-name="P22">Juan Sebastián Montaño Molina</text:p>
          </table:table-cell>
          <table:table-cell table:style-name="Tabla1.A1" office:value-type="string">
            <text:p text:style-name="P22">Web Master</text:p>
          </table:table-cell>
        </table:table-row>
      </table:table>
      <text:p text:style-name="P1"/>
      <text:p text:style-name="P1"/>
      <text:p text:style-name="P13">Propósito</text:p>
      <text:p text:style-name="P4"/>
      <text:p text:style-name="P4"/>
      <text:list xml:id="list767329942" text:style-name="L3">
        <text:list-header>
          <text:p text:style-name="P9">Desarrollar </text:p>
        </text:list-header>
      </text:list>
      <text:p text:style-name="P7"/>
      <text:p text:style-name="P7"/>
      <text:p text:style-name="P13">Objetivo</text:p>
      <text:p text:style-name="P4"/>
      <text:p text:style-name="P4"/>
      <text:list xml:id="list2735794742" text:style-name="L4">
        <text:list-header>
          <text:p text:style-name="P8">Desarrollar una aplicación móvil que <text:span text:style-name="T15">contribuya a</text:span> generar un mayor reconocimiento de la gastronomía payanesa, tanto en el sector turístico como para la población nativa.</text:p>
        </text:list-header>
      </text:list>
      <text:p text:style-name="P7"/>
      <text:p text:style-name="P7"/>
      <text:p text:style-name="P13">Presupuesto y anticipo</text:p>
      <text:p text:style-name="P3"/>
      <text:p text:style-name="P3"/>
      <table:table table:name="Tabla2" table:style-name="Tabla2">
        <table:table-column table:style-name="Tabla2.A" table:number-columns-repeated="3"/>
        <table:table-column table:style-name="Tabla2.D"/>
        <text:soft-page-break/>
        <table:table-row>
          <table:table-cell table:style-name="Tabla2.A1" table:number-rows-spanned="3" office:value-type="string">
            <text:p text:style-name="P28">RUBROS</text:p>
          </table:table-cell>
          <table:table-cell table:style-name="Tabla2.A1" table:number-columns-spanned="2" office:value-type="string">
            <text:p text:style-name="P28">FUENTES</text:p>
          </table:table-cell>
          <table:covered-table-cell/>
          <table:table-cell table:style-name="Tabla2.D1" table:number-rows-spanned="3" office:value-type="string">
            <text:p text:style-name="P29">TOTAL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30">CENTRO DE EMPLEO Y EMPRENDIMIENTO</text:p>
          </table:table-cell>
          <table:covered-table-cell/>
          <table:covered-table-cell/>
        </table:table-row>
        <table:table-row>
          <table:covered-table-cell/>
          <table:table-cell table:style-name="Tabla2.B2" office:value-type="string">
            <text:p text:style-name="P28">EFECTIVO</text:p>
          </table:table-cell>
          <table:table-cell table:style-name="Tabla2.B2" office:value-type="string">
            <text:p text:style-name="P18">ESPECIE</text:p>
          </table:table-cell>
          <table:covered-table-cell/>
        </table:table-row>
        <table:table-row>
          <table:table-cell table:style-name="Tabla2.A10" office:value-type="string">
            <text:p text:style-name="P31">Personal</text:p>
          </table:table-cell>
          <table:table-cell table:style-name="Tabla2.B4">
            <text:p text:style-name="P32"/>
          </table:table-cell>
          <table:table-cell table:style-name="Tabla2.C4" office:value-type="currency" office:currency="COP" office:value="38800000">
            <text:p text:style-name="P19">$38.800.000,00</text:p>
          </table:table-cell>
          <table:table-cell table:style-name="Tabla2.D4" office:value-type="currency" office:currency="COP" office:value="38800000">
            <text:p text:style-name="P19">$38.800.000,00</text:p>
          </table:table-cell>
        </table:table-row>
        <table:table-row>
          <table:table-cell table:style-name="Tabla2.A10" office:value-type="string">
            <text:p text:style-name="P33">U<text:span text:style-name="T13">so de</text:span> <text:span text:style-name="T13">infraestructura</text:span></text:p>
          </table:table-cell>
          <table:table-cell table:style-name="Tabla2.B5" office:value-type="currency" office:currency="COP" office:value="12500000">
            <text:p text:style-name="P32">$12.500.000,00</text:p>
          </table:table-cell>
          <table:table-cell table:style-name="Tabla2.C5" office:value-type="currency" office:currency="COP" office:value="2500000">
            <text:p text:style-name="P19">$2.500.000,00</text:p>
          </table:table-cell>
          <table:table-cell table:style-name="Tabla2.D5" office:value-type="currency" office:currency="COP" office:value="15000000">
            <text:p text:style-name="P19">$15.000.000,00</text:p>
          </table:table-cell>
        </table:table-row>
        <table:table-row>
          <table:table-cell table:style-name="Tabla2.A10" office:value-type="string">
            <text:p text:style-name="P31">Software</text:p>
          </table:table-cell>
          <table:table-cell table:style-name="Tabla2.B6" office:value-type="currency" office:currency="COP" office:value="120000">
            <text:p text:style-name="P32">$120.000,00</text:p>
          </table:table-cell>
          <table:table-cell table:style-name="Tabla2.C6" office:value-type="currency" office:currency="COP" office:value="0">
            <text:p text:style-name="P19">$0,00</text:p>
          </table:table-cell>
          <table:table-cell table:style-name="Tabla2.D6" office:value-type="currency" office:currency="COP" office:value="120000">
            <text:p text:style-name="P32">$120.000,00</text:p>
          </table:table-cell>
        </table:table-row>
        <table:table-row>
          <table:table-cell table:style-name="Tabla2.A10" office:value-type="string">
            <text:p text:style-name="P31">Indumentaria</text:p>
          </table:table-cell>
          <table:table-cell table:style-name="Tabla2.B7" office:value-type="currency" office:currency="COP" office:value="80000">
            <text:p text:style-name="P32">$80.000,00</text:p>
          </table:table-cell>
          <table:table-cell table:style-name="Tabla2.C7" office:value-type="currency" office:currency="COP" office:value="0">
            <text:p text:style-name="P19">$0,00</text:p>
          </table:table-cell>
          <table:table-cell table:style-name="Tabla2.D7" office:value-type="currency" office:currency="COP" office:value="80000">
            <text:p text:style-name="P32">$80.000,00</text:p>
          </table:table-cell>
        </table:table-row>
        <table:table-row>
          <table:table-cell table:style-name="Tabla2.A10" office:value-type="string">
            <text:p text:style-name="P31">Viáticos</text:p>
          </table:table-cell>
          <table:table-cell table:style-name="Tabla2.B8" office:value-type="currency" office:currency="COP" office:value="600000">
            <text:p text:style-name="P32">$600.000,00</text:p>
          </table:table-cell>
          <table:table-cell table:style-name="Tabla2.C8" office:value-type="currency" office:currency="COP" office:value="0">
            <text:p text:style-name="P19">$0,00</text:p>
          </table:table-cell>
          <table:table-cell table:style-name="Tabla2.D8" office:value-type="currency" office:currency="COP" office:value="600000">
            <text:p text:style-name="P32">$600.000,00</text:p>
          </table:table-cell>
        </table:table-row>
        <table:table-row>
          <table:table-cell table:style-name="Tabla2.A10" office:value-type="string">
            <text:p text:style-name="P31">Subtot<text:span text:style-name="T14">a</text:span>l costos director</text:p>
          </table:table-cell>
          <table:table-cell table:style-name="Tabla2.B9" office:value-type="currency" office:currency="COP" office:value="13300000">
            <text:p text:style-name="P32">$13.300.000,00</text:p>
          </table:table-cell>
          <table:table-cell table:style-name="Tabla2.C9" office:value-type="currency" office:currency="COP" office:value="41300000">
            <text:p text:style-name="P19">$41.300.000,00</text:p>
          </table:table-cell>
          <table:table-cell table:style-name="Tabla2.D9" office:value-type="currency" office:currency="COP" office:value="54600000">
            <text:p text:style-name="P32">$54.600.000,00</text:p>
          </table:table-cell>
        </table:table-row>
        <table:table-row>
          <table:table-cell table:style-name="Tabla2.A10" office:value-type="string">
            <text:p text:style-name="P34">Administración (10%)</text:p>
          </table:table-cell>
          <table:table-cell table:style-name="Tabla2.B10">
            <text:p text:style-name="P32"/>
          </table:table-cell>
          <table:table-cell table:style-name="Tabla2.C10">
            <text:p text:style-name="P19"/>
          </table:table-cell>
          <table:table-cell table:style-name="Tabla2.D10" table:formula="ooow:0,10*&lt;D9&gt;" office:value-type="currency" office:currency="COP" office:value="5460000">
            <text:p text:style-name="P35">$5.460.000,00</text:p>
          </table:table-cell>
        </table:table-row>
        <table:table-row>
          <table:table-cell table:style-name="Tabla2.A11" office:value-type="string">
            <text:p text:style-name="P28">TOTAL</text:p>
          </table:table-cell>
          <table:table-cell table:style-name="Tabla2.B11" office:value-type="currency" office:currency="COP" office:value="13300000">
            <text:p text:style-name="P28">$13.300.000,00</text:p>
          </table:table-cell>
          <table:table-cell table:style-name="Tabla2.C11" office:value-type="currency" office:currency="COP" office:value="41300000">
            <text:p text:style-name="P18">$41.300.000,00</text:p>
          </table:table-cell>
          <table:table-cell table:style-name="Tabla2.D11" table:formula="ooow:sum(&lt;D10&gt;+&lt;D9&gt;)" office:value-type="currency" office:currency="COP" office:value="60060000">
            <text:p text:style-name="P30">$60.060.000,00</text:p>
          </table:table-cell>
        </table:table-row>
      </table:table>
      <text:p text:style-name="P3"/>
      <text:p text:style-name="P3"/>
      <text:p text:style-name="P13">Productos a entregar</text:p>
      <text:p text:style-name="P4"/>
      <text:p text:style-name="P4"/>
      <text:list xml:id="list3838999776" text:style-name="L5">
        <text:list-header>
          <text:p text:style-name="P11">Al finalizar el proyecto se hará entrega de lo siguiente: <text:span text:style-name="T16">código fuente del producto (móvil, web service) en versión Alfa con su debida licencia e </text:span>información técnica (manual de usuario, manual técnico, manual de usuario), el ejecutable (binario) de la aplicación móvil funcional para el sistema operativo Android. <text:span text:style-name="T16">Por otra parte, si jefe directo del centro de empleo y emprendimiento de Popayán le interesa desplegar la aplicación, esta se pondrá en macha en los servidores seleccionados.</text:span></text:p>
          <text:p text:style-name="P11"/>
        </text:list-header>
      </text:list>
      <text:p text:style-name="P6">Nota:<text:span text:style-name="T2"> Las especificaciones del proyecto se encuentran en la propuesta de desarrollo.</text:span></text:p>
      <text:p text:style-name="P7"/>
      <text:p text:style-name="P7"/>
      <text:p text:style-name="P7"><text:span text:style-name="T12">Anteriormente se dio a conocer los documentos, “Propuesta de desarrollo” y “Conformación de grupo” en el cual se detalla todo acerca del proyecto como aspectos técnicos, presupuestos, alcances y entre otros. Al firmar el presente documento acepta que usted está de acuerdo con toda la documentación generada hasta ahora del proyecto y que los posteriores cambios que involucren el cliente y la empresa deben ser negociados.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T12"/></text:p>
      <text:p text:style-name="P13"><text:span text:style-name="T12">Aprobación</text:span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5">____________________________<text:tab/><text:tab/><text:tab/><text:tab/><text:tab/>_________________________</text:p>
      <text:p text:style-name="P10">Paola Alexandra Pino Malez<text:tab/><text:tab/><text:tab/><text:tab/><text:tab/><text:tab/>Miguel Angel Niño Zambrano</text:p>
      <text:p text:style-name="P5">Líder del proyecto<text:tab/><text:tab/><text:tab/><text:tab/><text:tab/><text:tab/><text:tab/>Cliente</text:p>
      <text:p text:style-name="P15"><text:span text:style-name="T10">E-mail: </text:span><text:a xlink:type="simple" xlink:href="mailto:paolapino@unicauca.edu.co" text:style-name="Internet_20_link" text:visited-style-name="Visited_20_Internet_20_Link"><text:span text:style-name="T5">paolapino@unicauca.edu.co</text:span></text:a><text:span text:style-name="T5"><text:tab/><text:tab/><text:tab/><text:tab/></text:span><text:span text:style-name="T10">E-mail: </text:span><text:a xlink:type="simple" xlink:href="mailto:manzamb@unicauca.edu.co" text:style-name="Internet_20_link" text:visited-style-name="Visited_20_Internet_20_Link"><text:span text:style-name="T5">manzamb@unicauca.edu.co</text:span></text:a></text:p>
      <text:p text:style-name="P5"><text:span text:style-name="T12"/></text:p>
      <text:p text:style-name="P4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6.85cm" fo:margin-left="0cm" table:align="left"/>
    </style:style>
    <style:style style:name="Tabla3.A" style:family="table-column">
      <style:table-column-properties style:column-width="3.166cm"/>
    </style:style>
    <style:style style:name="Tabla3.B" style:family="table-column">
      <style:table-column-properties style:column-width="13.684cm"/>
    </style:style>
    <style:style style:name="Tabla3.1" style:family="table-row">
      <style:table-row-properties style:min-row-height="1.11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="0.05pt solid #000000"/>
    </style:style>
    <style:style style:name="Tabla3.2" style:family="table-row">
      <style:table-row-properties style:min-row-height="1.117cm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119021"/>
    </style:style>
    <style:style style:name="MP2" style:family="paragraph" style:parent-style-name="Table_20_Contents">
      <style:text-properties officeooo:paragraph-rsid="00119021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weight="bold" officeooo:rsid="00119021" officeooo:paragraph-rsid="00119021" style:font-weight-asian="bold" style:font-weight-complex="bold"/>
    </style:style>
    <style:style style:name="MP4" style:family="paragraph" style:parent-style-name="Table_20_Contents">
      <style:paragraph-properties fo:text-align="end" style:justify-single-word="false"/>
      <style:text-properties style:font-name="Liberation Sans" fo:font-weight="normal" officeooo:rsid="00119021" officeooo:paragraph-rsid="00119021" style:font-weight-asian="normal" style:font-weight-complex="normal"/>
    </style:style>
    <style:style style:name="MP5" style:family="paragraph" style:parent-style-name="Standard">
      <style:text-properties officeooo:paragraph-rsid="00119021"/>
    </style:style>
    <style:style style:name="MP6" style:family="paragraph" style:parent-style-name="Table_20_Contents">
      <style:paragraph-properties fo:text-align="end" style:justify-single-word="false"/>
      <style:text-properties style:font-name="Liberation Sans" fo:font-style="normal" officeooo:rsid="00119021" officeooo:paragraph-rsid="00119021" style:font-style-asian="normal" style:font-style-complex="normal"/>
    </style:style>
    <style:style style:name="MP7" style:family="paragraph" style:parent-style-name="Table_20_Contents">
      <style:paragraph-properties fo:text-align="end" style:justify-single-word="false"/>
      <style:text-properties style:font-name="Liberation Sans" fo:font-style="italic" officeooo:rsid="00119021" officeooo:paragraph-rsid="00119021" style:font-style-asian="italic" style:font-style-complex="italic"/>
    </style:style>
    <style:style style:name="MP8" style:family="paragraph" style:parent-style-name="Footer">
      <style:text-properties style:font-name="Liberation Sans" fo:font-size="11pt" officeooo:rsid="00119021" officeooo:paragraph-rsid="00119021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1.318cm, 0cm, 1.17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2"><draw:frame draw:style-name="Mfr1" draw:name="Imagen1" text:anchor-type="as-char" svg:width="2.97cm" svg:height="3.173cm" draw:z-index="0"><draw:image xlink:href="Pictures/10000000000000D90000007FFB2DDD1CB318C2B0.png" xlink:type="simple" xlink:show="embed" xlink:actuate="onLoad"/></draw:frame></text:p>
            </table:table-cell>
            <table:table-cell table:style-name="Tabla3.B1" office:value-type="string">
              <text:p text:style-name="MP3">Acta de inicio del proyecto</text:p>
              <text:p text:style-name="MP4">Popayán-Cauca, 5 de Abril del 2017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6">EasySoft</text:p>
              <text:p text:style-name="MP7">Capturando sueños, programando realidades</text:p>
            </table:table-cell>
          </table:table-row>
        </table:table>
        <text:p text:style-name="MP5"/>
      </style:header>
      <style:footer>
        <text:p text:style-name="MP8">Universidad del Cauca<text:tab/><text:tab/>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1:39:24.471522472</meta:creation-date>
    <dc:date>2017-04-06T00:24:33.656673150</dc:date>
    <meta:editing-duration>PT22S</meta:editing-duration>
    <meta:editing-cycles>1</meta:editing-cycles>
    <meta:document-statistic meta:table-count="3" meta:image-count="1" meta:object-count="0" meta:page-count="3" meta:paragraph-count="75" meta:word-count="355" meta:character-count="2529" meta:non-whitespace-character-count="2233"/>
    <meta:generator>LibreOffice/5.3.1.2$Linux_X86_64 LibreOffice_project/e80a0e0fd1875e1696614d24c32df0f95f03deb2</meta:generator>
  </office:meta>
</office:document-meta>
</file>